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918in" text:min-label-width="0.25in" text:list-level-position-and-space-mode="label-alignment">
          <style:list-level-label-alignment text:label-followed-by="listtab" fo:margin-left="-0.668in" fo:text-indent="-0.25in"/>
        </style:list-level-properties>
        <style:text-properties style:font-name="Symbol"/>
      </text:list-level-style-bullet>
      <text:list-level-style-bullet text:level="2" text:style-name="WW_CharLFO3LVL2" text:bullet-char="o">
        <style:list-level-properties text:space-before="-0.418in" text:min-label-width="0.25in" text:list-level-position-and-space-mode="label-alignment">
          <style:list-level-label-alignment text:label-followed-by="listtab" fo:margin-left="-0.168in" fo:text-indent="-0.25in"/>
        </style:list-level-properties>
        <style:text-properties style:font-name="Courier New"/>
      </text:list-level-style-bullet>
      <text:list-level-style-bullet text:level="3" text:style-name="WW_CharLFO3LVL3" text:bullet-char="">
        <style:list-level-properties text:space-before="0.0819in" text:min-label-width="0.25in" text:list-level-position-and-space-mode="label-alignment">
          <style:list-level-label-alignment text:label-followed-by="listtab" fo:margin-left="0.3319in" fo:text-indent="-0.25in"/>
        </style:list-level-properties>
        <style:text-properties style:font-name="Wingdings"/>
      </text:list-level-style-bullet>
      <text:list-level-style-bullet text:level="4" text:style-name="WW_CharLFO3LVL4" text:bullet-char="">
        <style:list-level-properties text:space-before="0.5819in" text:min-label-width="0.25in" text:list-level-position-and-space-mode="label-alignment">
          <style:list-level-label-alignment text:label-followed-by="listtab" fo:margin-left="0.8319in" fo:text-indent="-0.25in"/>
        </style:list-level-properties>
        <style:text-properties style:font-name="Symbol"/>
      </text:list-level-style-bullet>
      <text:list-level-style-bullet text:level="5" text:style-name="WW_CharLFO3LVL5" text:bullet-char="o">
        <style:list-level-properties text:space-before="1.0819in" text:min-label-width="0.25in" text:list-level-position-and-space-mode="label-alignment">
          <style:list-level-label-alignment text:label-followed-by="listtab" fo:margin-left="1.3319in" fo:text-indent="-0.25in"/>
        </style:list-level-properties>
        <style:text-properties style:font-name="Courier New"/>
      </text:list-level-style-bullet>
      <text:list-level-style-bullet text:level="6" text:style-name="WW_CharLFO3LVL6" text:bullet-char="">
        <style:list-level-properties text:space-before="1.5819in" text:min-label-width="0.25in" text:list-level-position-and-space-mode="label-alignment">
          <style:list-level-label-alignment text:label-followed-by="listtab" fo:margin-left="1.8319in" fo:text-indent="-0.25in"/>
        </style:list-level-properties>
        <style:text-properties style:font-name="Wingdings"/>
      </text:list-level-style-bullet>
      <text:list-level-style-bullet text:level="7" text:style-name="WW_CharLFO3LVL7" text:bullet-char="">
        <style:list-level-properties text:space-before="2.0819in" text:min-label-width="0.25in" text:list-level-position-and-space-mode="label-alignment">
          <style:list-level-label-alignment text:label-followed-by="listtab" fo:margin-left="2.3319in" fo:text-indent="-0.25in"/>
        </style:list-level-properties>
        <style:text-properties style:font-name="Symbol"/>
      </text:list-level-style-bullet>
      <text:list-level-style-bullet text:level="8" text:style-name="WW_CharLFO3LVL8" text:bullet-char="o">
        <style:list-level-properties text:space-before="2.5819in" text:min-label-width="0.25in" text:list-level-position-and-space-mode="label-alignment">
          <style:list-level-label-alignment text:label-followed-by="listtab" fo:margin-left="2.8319in" fo:text-indent="-0.25in"/>
        </style:list-level-properties>
        <style:text-properties style:font-name="Courier New"/>
      </text:list-level-style-bullet>
      <text:list-level-style-bullet text:level="9" text:style-name="WW_CharLFO3LVL9" text:bullet-char="">
        <style:list-level-properties text:space-before="3.0819in" text:min-label-width="0.25in" text:list-level-position-and-space-mode="label-alignment">
          <style:list-level-label-alignment text:label-followed-by="listtab" fo:margin-left="3.3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s" fo:country="CO"/>
    </style:style>
    <style:style style:name="P2" style:parent-style-name="Normal" style:family="paragraph">
      <style:paragraph-properties fo:break-before="page"/>
      <style:text-properties fo:hyphenate="true"/>
    </style:style>
    <style:style style:name="T3" style:parent-style-name="Fuentedepárrafopredeter." style:family="text">
      <style:text-properties fo:language="es" fo:country="ES"/>
    </style:style>
    <style:style style:name="P4" style:parent-style-name="Textbody" style:family="paragraph">
      <style:paragraph-properties fo:text-indent="0in"/>
    </style:style>
    <style:style style:name="P5" style:parent-style-name="Textbody" style:family="paragraph">
      <style:paragraph-properties fo:text-indent="0in"/>
    </style:style>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P9" style:parent-style-name="Textbody" style:family="paragraph">
      <style:paragraph-properties fo:text-indent="0in"/>
    </style:style>
    <style:style style:name="P10" style:parent-style-name="Textbody" style:family="paragraph">
      <style:paragraph-properties fo:text-indent="0in"/>
    </style:style>
    <style:style style:name="P11" style:parent-style-name="Textbody" style:list-style-name="LFO4" style:family="paragraph"/>
    <style:style style:name="T12" style:parent-style-name="Fuentedepárrafopredeter." style:family="text">
      <style:text-properties fo:font-weight="bold" style:font-weight-asian="bold" style:font-weight-complex="bold" fo:font-style="italic" style:font-style-asian="italic" style:font-style-complex="italic"/>
    </style:style>
    <style:style style:name="P13" style:parent-style-name="Textbody" style:list-style-name="LFO4" style:family="paragraph"/>
    <style:style style:name="T14" style:parent-style-name="Fuentedepárrafopredeter." style:family="text">
      <style:text-properties fo:font-weight="bold" style:font-weight-asian="bold" style:font-weight-complex="bold" fo:font-style="italic" style:font-style-asian="italic" style:font-style-complex="italic"/>
    </style:style>
    <style:style style:name="P15" style:parent-style-name="Textbody" style:list-style-name="LFO4" style:family="paragraph"/>
    <style:style style:name="T16" style:parent-style-name="Fuentedepárrafopredeter." style:family="text">
      <style:text-properties fo:font-weight="bold" style:font-weight-asian="bold" style:font-weight-complex="bold" fo:font-style="italic" style:font-style-asian="italic" style:font-style-complex="italic"/>
    </style:style>
    <style:style style:name="P17" style:parent-style-name="Textbody" style:family="paragraph">
      <style:paragraph-properties fo:text-indent="0in"/>
    </style:style>
    <style:style style:name="P18" style:parent-style-name="Textbody" style:family="paragraph">
      <style:text-properties fo:font-weight="bold" style:font-weight-asian="bold" style:font-weight-complex="bold" fo:font-style="italic" style:font-style-asian="italic" style:font-style-complex="italic"/>
    </style:style>
    <style:style style:name="P19" style:parent-style-name="Textbody" style:list-style-name="LFO5" style:family="paragraph"/>
    <style:style style:name="P20" style:parent-style-name="Textbody" style:list-style-name="LFO5" style:family="paragraph"/>
    <style:style style:name="P21" style:parent-style-name="Textbody" style:list-style-name="LFO5" style:family="paragraph"/>
    <style:style style:name="P22" style:parent-style-name="Textbody" style:family="paragraph">
      <style:text-properties fo:font-weight="bold" style:font-weight-asian="bold" style:font-weight-complex="bold" fo:font-style="italic" style:font-style-asian="italic" style:font-style-complex="italic"/>
    </style:style>
    <style:style style:name="P23" style:parent-style-name="Textbody" style:list-style-name="LFO6" style:family="paragraph"/>
    <style:style style:name="P24" style:parent-style-name="Textbody" style:list-style-name="LFO6" style:family="paragraph"/>
    <style:style style:name="P25" style:parent-style-name="Textbody" style:family="paragraph">
      <style:paragraph-properties fo:text-indent="0in"/>
    </style:style>
    <style:style style:name="P26" style:parent-style-name="Textbody" style:family="paragraph">
      <style:text-properties fo:font-weight="bold" style:font-weight-asian="bold" style:font-weight-complex="bold" fo:font-style="italic" style:font-style-asian="italic" style:font-style-complex="italic"/>
    </style:style>
    <style:style style:name="P27" style:parent-style-name="Textbody" style:list-style-name="LFO7" style:family="paragraph"/>
    <style:style style:name="P28" style:parent-style-name="Textbody" style:list-style-name="LFO7" style:family="paragraph"/>
    <style:style style:name="P29" style:parent-style-name="Textbody" style:list-style-name="LFO7" style:family="paragraph"/>
    <style:style style:name="P30" style:parent-style-name="Textbody" style:list-style-name="LFO7" style:family="paragraph"/>
    <style:style style:name="P31" style:parent-style-name="Textbody" style:list-style-name="LFO7" style:family="paragraph"/>
    <style:style style:name="P32" style:parent-style-name="Textbody" style:list-style-name="LFO7" style:family="paragraph"/>
    <style:style style:name="P33" style:parent-style-name="Textbody" style:list-style-name="LFO7" style:family="paragraph"/>
    <style:style style:name="P34" style:parent-style-name="Textbody" style:family="paragraph">
      <style:paragraph-properties fo:text-indent="0in"/>
    </style:style>
    <style:style style:name="P35" style:parent-style-name="Textbody" style:family="paragraph">
      <style:text-properties fo:font-weight="bold" style:font-weight-asian="bold" style:font-weight-complex="bold" fo:font-style="italic" style:font-style-asian="italic" style:font-style-complex="italic"/>
    </style:style>
    <style:style style:name="P36" style:parent-style-name="Textbody" style:list-style-name="LFO8" style:family="paragraph"/>
    <style:style style:name="P37" style:parent-style-name="Textbody" style:list-style-name="LFO8" style:family="paragraph"/>
    <style:style style:name="P38" style:parent-style-name="Textbody" style:family="paragraph">
      <style:text-properties fo:font-weight="bold" style:font-weight-asian="bold" style:font-weight-complex="bold" fo:font-style="italic" style:font-style-asian="italic" style:font-style-complex="italic"/>
    </style:style>
    <style:style style:name="P39" style:parent-style-name="Textbody" style:list-style-name="LFO9" style:family="paragraph"/>
    <style:style style:name="P40" style:parent-style-name="Textbody" style:list-style-name="LFO9" style:family="paragraph"/>
    <style:style style:name="P41" style:parent-style-name="Textbody" style:family="paragraph">
      <style:text-properties fo:font-weight="bold" style:font-weight-asian="bold" style:font-weight-complex="bold" fo:font-style="italic" style:font-style-asian="italic" style:font-style-complex="italic"/>
    </style:style>
    <style:style style:name="P42" style:parent-style-name="Textbody" style:list-style-name="LFO11" style:family="paragraph"/>
    <style:style style:name="P43" style:parent-style-name="Textbody" style:list-style-name="LFO11" style:family="paragraph"/>
    <style:style style:name="P44" style:parent-style-name="AbstractBodyReferencesHeader" style:family="paragraph">
      <style:paragraph-properties fo:break-before="page"/>
    </style:style>
    <style:style style:name="P45" style:parent-style-name="Bibliography1" style:family="paragraph">
      <style:paragraph-properties>
        <style:tab-stops/>
      </style:paragraph-properties>
    </style:style>
    <style:style style:name="T46" style:parent-style-name="Fuentedepárrafopredeter." style:family="text">
      <style:text-properties fo:font-style="italic" style:font-style-asian="italic" style:font-style-complex="italic"/>
    </style:style>
    <style:style style:name="P47" style:parent-style-name="Bibliography1" style:family="paragraph">
      <style:paragraph-properties>
        <style:tab-stops/>
      </style:paragraph-properties>
    </style:style>
    <style:style style:name="T48" style:parent-style-name="Fuentedepárrafopredeter." style:family="text">
      <style:text-properties fo:font-style="italic" style:font-style-asian="italic" style:font-style-complex="italic"/>
    </style:style>
    <style:style style:name="P49" style:parent-style-name="Bibliography1" style:family="paragraph">
      <style:paragraph-properties>
        <style:tab-stops/>
      </style:paragraph-properties>
    </style:style>
    <style:style style:name="T50" style:parent-style-name="Fuentedepárrafopredeter." style:family="text">
      <style:text-properties fo:font-style="italic" style:font-style-asian="italic" style:font-style-complex="italic"/>
    </style:style>
    <style:style style:name="P51" style:parent-style-name="Bibliography1" style:family="paragraph">
      <style:paragraph-properties>
        <style:tab-stops/>
      </style:paragraph-properties>
    </style:style>
    <style:style style:name="T52" style:parent-style-name="Fuentedepárrafopredeter." style:family="text">
      <style:text-properties fo:font-style="italic" style:font-style-asian="italic" style:font-style-complex="italic"/>
    </style:style>
    <style:style style:name="P53" style:parent-style-name="Bibliography1" style:family="paragraph">
      <style:paragraph-properties>
        <style:tab-stops/>
      </style:paragraph-properties>
    </style:style>
    <style:style style:name="T54" style:parent-style-name="Fuentedepárrafopredeter." style:family="text">
      <style:text-properties fo:font-style="italic" style:font-style-asian="italic" style:font-style-complex="italic"/>
    </style:style>
    <style:style style:name="T55" style:parent-style-name="Fuentedepárrafopredeter." style:family="text">
      <style:text-properties fo:font-style="italic" style:font-style-asian="italic" style:font-style-complex="italic"/>
    </style:style>
    <style:style style:name="P56" style:parent-style-name="Bibliography1" style:family="paragraph">
      <style:paragraph-properties>
        <style:tab-stops/>
      </style:paragraph-properties>
    </style:style>
    <style:style style:name="P57" style:parent-style-name="Bibliography1" style:family="paragraph">
      <style:paragraph-properties>
        <style:tab-stops/>
      </style:paragraph-properties>
    </style:style>
    <style:style style:name="T58" style:parent-style-name="Fuentedepárrafopredeter." style:family="text">
      <style:text-properties fo:font-style="italic" style:font-style-asian="italic" style:font-style-complex="italic"/>
    </style:style>
  </office:automatic-styles>
  <office:body>
    <office:text text:use-soft-page-breaks="true">
      <text:p text:style-name="P1"/>
      <text:p text:style-name="Textbody"/>
      <text:p text:style-name="Textbody"/>
      <text:p text:style-name="Titlepage">Sistema administrador de información de las empresas de telecomunicaciones del país<text:s/>Your Name</text:p>
      <text:p text:style-name="Titlepage">Universidad de Antioquia</text:p>
      <text:p text:style-name="Titlepage"/>
      <text:p text:style-name="Titlepage"/>
      <text:p text:style-name="Titlepage"/>
      <text:p text:style-name="Titlepage"/>
      <text:p text:style-name="Titlepage"/>
      <text:p text:style-name="Titlepage"/>
      <text:p text:style-name="Titlepage"/>
      <text:p text:style-name="Titlepage">Juan Guillermo Hernández Alarcón</text:p>
      <text:p text:style-name="Titlepage">Óscar Darío Botero</text:p>
      <text:p text:style-name="Titlepage">Kelly Stefanía Tobón Montoya</text:p>
      <text:p text:style-name="Titlepage"/>
      <text:p text:style-name="Textbody"/>
      <text:p text:style-name="P2"/>
      <text:soft-page-break/>
      <text:h text:style-name="Título1" text:outline-level="1">Sistema<text:s/><text:span text:style-name="T3">administrador</text:span><text:s/>de información de las empresas de telecomunicaciones del país (SAETEL).</text:h>
      <text:p text:style-name="P4"/>
      <text:p text:style-name="Textbody">Administra la información de los servicios que ofrecen las diferentes empresas de telecomunicaciones de Colombia, y la información<text:s/>de los datos personales, de consumo y de facturación de los clientes de las empresas.</text:p>
      <text:p text:style-name="P5"/>
      <text:h text:style-name="Título2" text:outline-level="2">Objetivos.</text:h>
      <text:list text:style-name="LFO1" text:continue-numbering="true">
        <text:list-item>
          <text:p text:style-name="P6">Modelar un sistema que esté en la capacidad de administrar la información de clientes y servicios que ofrecen las diferentes empresas de telecomunicaciones del país.</text:p>
        </text:list-item>
        <text:list-item>
          <text:p text:style-name="P7">Ajustar el sistema para la administración de la información de los servicios de cada empresa de telecomunicaciones, tales como los costos y los consumos de cada servicio.</text:p>
        </text:list-item>
        <text:list-item>
          <text:p text:style-name="P8">Ajustar el sistema para la administración de la información de los clientes<text:s/>de cada empresa de telecomunicaciones, información como los datos personales, los servicios que tienen instalados, el consumo de sus servicios, la facturación.</text:p>
        </text:list-item>
      </text:list>
      <text:p text:style-name="P9"/>
      <text:h text:style-name="Título2" text:outline-level="2">Alcance.</text:h>
      <text:p text:style-name="Textbody">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 los servicios de telecomunicaciones por los ciudadanos.<text:s/></text:p>
      <text:p text:style-name="P10"/>
      <text:h text:style-name="Título2" text:outline-level="2">Lista de Stakeholders.<text:s text:c="2"/></text:h>
      <text:list text:style-name="LFO4" text:continue-numbering="true">
        <text:list-item>
          <text:p text:style-name="P11"><text:span text:style-name="T12">Mintic:</text:span><text:s/>entidad que usará las funcionalidades principales del sistema, para realizar los debidos análisis usando big data. Respondería a preguntas cómo ¿En x región del país qué empresa de<text:s/><text:soft-page-break/>telecomunicación tiene mayor acogida y con qué servicios? ¿Cuál es el uso promedio de navegación activa en internet de los colombianos? ¿El consumo de servicios por regiones?</text:p>
        </text:list-item>
        <text:list-item>
          <text:p text:style-name="P13"><text:span text:style-name="T14">NameNotFoudException:</text:span><text:s/>es la parte encargada del diseño y desarrollo del sistema de administración de clientes y servicios de empresas de telecomunicación.<text:s/></text:p>
        </text:list-item>
        <text:list-item>
          <text:p text:style-name="P15"><text:span text:style-name="T16">Empresas de telecomunicación:</text:span><text:s/>esta parte interesada se relaciona estrechamente con el proyecto, dado que ellos son quienes ingresan los datos que serán almacenados en el sistema. El sistema les proveerá varias maneras para el ingreso de los datos.</text:p>
        </text:list-item>
      </text:list>
      <text:p text:style-name="P17"/>
      <text:h text:style-name="Título2" text:outline-level="2">Historias de usuario.</text:h>
      <text:h text:style-name="Título3" text:outline-level="3">Historia #1:</text:h>
      <text:p text:style-name="Textbody">Yo como usuario ministro de telecomunicaciones quiero que la app me permita ver una lista de las empresas de telecomunicaciones que están inscritas en el sistema y las que no están inscritas para saber cuales empresas enviaron la información.</text:p>
      <text:p text:style-name="P18">Criterios de aceptación:<text:s/></text:p>
      <text:list text:style-name="LFO5" text:continue-numbering="true">
        <text:list-item>
          <text:p text:style-name="P19">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20">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21">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Textbody"/>
      <text:h text:style-name="Título3" text:outline-level="3">Historia #2:</text:h>
      <text:p text:style-name="Textbody">Yo como usuario ministro de telecomunicaciones quiero que el sistema me permita sacar informes personalizados de los datos de las empresas para poder analizar detalladamente la información.</text:p>
      <text:soft-page-break/>
      <text:p text:style-name="P22">Criterios de aceptación:<text:s/></text:p>
      <text:list text:style-name="LFO6" text:continue-numbering="true">
        <text:list-item>
          <text:p text:style-name="P23">Dado que requiero crear informes o reportes personalizados de las empresas de telecomunicaciones, cuando entre en la pantalla de informes, entonces se debe visualizar una sección donde pueda configurar los datos de las empresas que quiero que salgan en el informe.</text:p>
        </text:list-item>
        <text:list-item>
          <text:p text:style-name="P24">Dado que requiero descargar los informes personalizados que he configurado, cuando configure y cree el informe y le de en el botón descargar, entonces debe descargarse en mi dispositivo el informe en un archivo de excel.</text:p>
        </text:list-item>
      </text:list>
      <text:p text:style-name="P25"/>
      <text:h text:style-name="Título3" text:outline-level="3">Historia #3:</text:h>
      <text:p text:style-name="Textbody">Yo como usuario ministro de telecomunicaciones quiero que la app me arroje un análisis de los datos de las empresas de telecomunicaciones, para evaluar y analizar el comportamiento de los servicios de telecomunicaciones del país.</text:p>
      <text:p text:style-name="P26">Criterios de aceptación:<text:s/></text:p>
      <text:list text:style-name="LFO7" text:continue-numbering="true">
        <text:list-item>
          <text:p text:style-name="P27">Dado que el usuario necesita ver el análisis de todas las empresas de telecomunicaciones inscritas, cuando entre en la sección de Análisis, entonces debe mostrar de las empresas de telecomunicaciones,</text:p>
          <text:list text:continue-numbering="true">
            <text:list-item>
              <text:p text:style-name="P28">un diagrama de barras o una torta de la cantidad de clientes<text:s/></text:p>
            </text:list-item>
            <text:list-item>
              <text:p text:style-name="P29">un top de las empresas con mayores ingresos<text:s/></text:p>
            </text:list-item>
            <text:list-item>
              <text:p text:style-name="P30">consumo total de los servicios que ofrecen<text:s/></text:p>
            </text:list-item>
            <text:list-item>
              <text:p text:style-name="P31">Por definir otros análisis.<text:s/></text:p>
            </text:list-item>
          </text:list>
        </text:list-item>
        <text:list-item>
          <text:p text:style-name="P32">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33">Dado que el usuario necesita ver un análisis de los datos de las empresas, cuando entre en la sección Análisis o busque las empresas que desea analizar, entonces el análisis que arroje el sistema debe verse con diagramas y esquemas estadísticos.</text:p>
        </text:list-item>
      </text:list>
      <text:p text:style-name="P34"/>
      <text:h text:style-name="Título3" text:outline-level="3">Historia #6:</text:h>
      <text:p text:style-name="Textbody">Yo como usuario ministro de telecomunicaciones quiero que el sistema indique el formato<text:s/><text:soft-page-break/>específico del archivo, el tipo, la forma y el tamaño del archivo que suben las empresas para que haya consistencia en los datos.</text:p>
      <text:p text:style-name="P35">Criterios de aceptación:<text:s/></text:p>
      <text:list text:style-name="LFO8" text:continue-numbering="true">
        <text:list-item>
          <text:p text:style-name="P36">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37">Dado que los archivos tienen la posibilidad de ser archivos con bastante tamaño, cuando las empresas entren a la pantalla de subir el archivo con sus datos, entonces el sistema le debe advertir que el archivo debe pesar menos de 20MB.</text:p>
        </text:list-item>
      </text:list>
      <text:p text:style-name="Textbody"/>
      <text:h text:style-name="Título3" text:outline-level="3">Historia #7:</text:h>
      <text:p text:style-name="Textbody">Yo como usuario ministro de telecomunicaciones quiero que el sistema le permita a los usuarios empresas de telecomunicaciones ingresar sus reportes cada 3 meses por un periodo de 5 días hábiles para que la información esté actualizada en el<text:s/>Sistema.</text:p>
      <text:p text:style-name="P38">Criterios de aceptación:<text:s/></text:p>
      <text:list text:style-name="LFO9" text:continue-numbering="true">
        <text:list-item>
          <text:p text:style-name="P39">Dado que el reporte de las empresas se debe subir cada 3 meses por un periodo de 5 días hábiles, cuando se esté presente en los 5 días habiles, entonces el sistema le debe permitir a los usuarios empresas subir sus datos.</text:p>
        </text:list-item>
        <text:list-item>
          <text:p text:style-name="P40">Dado que no se está presente dentro de los 5 días hábiles para subir los archivos, cuando las empresas entren a subir los archivos, entonces el sistema debe estar deshabilitado para esta función.</text:p>
        </text:list-item>
      </text:list>
      <text:p text:style-name="Standard"/>
      <text:h text:style-name="Título3" text:outline-level="3">Historia #9:</text:h>
      <text:p text:style-name="Textbody">Yo como usuario ministro de telecomunicaciones quiero que el sistema me permita iniciar sesión como un usuario administrador para poder ver la información de las empresas de telecomunicaciones del país y analizar sus datos.</text:p>
      <text:p text:style-name="P41">Criterios de aceptación:<text:s/></text:p>
      <text:list text:style-name="LFO11" text:continue-numbering="true">
        <text:list-item>
          <text:p text:style-name="P42">Dado que la persona que va a inciar sesión es la encargada de mintic, cuando de clic en iniciar sesion, entonces la sesion le debe iniciar con rol como usuario administrador o usuario mintic.</text:p>
        </text:list-item>
        <text:list-item>
          <text:p text:style-name="P43">Dado que el usuario que inicia sesion es el usuario administrador, cuando la sesion le inicie, entonces la app le debe permitir ver la información completa de las empresas de telecomunicaciones y sus análisis.</text:p>
        </text:list-item>
      </text:list>
      <text:soft-page-break/>
      <text:p text:style-name="P44">References</text:p>
      <text:p text:style-name="P45">Banerjee, R (2002). Children's understanding of self-presentational behavior: Links with mental-state reasoning and the<text:s/>attribution of embarrassment.<text:s/><text:span text:style-name="T46">Merril-Palmer Quarterly, 48</text:span>, 378-404.</text:p>
      <text:p text:style-name="P47"><text:bookmark-start text:name="__DdeLink__843_1711105265"/>Author’s last name, first initial. (Year).<text:bookmark-end text:name="__DdeLink__843_1711105265"/><text:s/><text:span text:style-name="T48">Title of book.</text:span><text:s/><text:bookmark-start text:name="__DdeLink__845_1711105265"/>City of publication: Publishing House.<text:bookmark-end text:name="__DdeLink__845_1711105265"/></text:p>
      <text:p text:style-name="P49">Author’s last name, first initial. (Year). Title of book chapter. In editor's first<text:s/>initial and last name (Eds.),<text:s/><text:span text:style-name="T50">Title of book</text:span><text:s/>(pp. page numbers). City of publication: Publishing House.</text:p>
      <text:p text:style-name="P51">Author’s last name, first initial. (Year, Month Day). Title of article.<text:s/><text:span text:style-name="T52">Name of Periodical</text:span>, page numbers.</text:p>
      <text:p text:style-name="P53">Author’s last name, first initial. (Year). Title of article.<text:s/><text:span text:style-name="T54">Title of Journal</text:span>,<text:s/><text:span text:style-name="T55">Volume number</text:span>, page numbers. doi number or URL</text:p>
      <text:p text:style-name="P56">Full title of the article. (Date). Title of the Journal, volume number, page numbers.</text:p>
      <text:p text:style-name="P57">Author’s last name, first initial. (Year, Month Day). Title of article.<text:s/><text:span text:style-name="T58">Name of Website.</text:span><text:s/>Retrieved from UR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text:number-lines="false" fo:text-align="center" fo:margin-top="0in" fo:margin-bottom="0in" fo:line-height="200%"/>
      <style:text-properties fo:font-weight="bold" style:font-weight-asian="bold" fo:font-size="12pt" style:font-size-asian="12pt" fo:hyphenate="false"/>
    </style:style>
    <style:style style:name="Título2" style:display-name="Título 2" style:family="paragraph" style:parent-style-name="Heading" style:next-style-name="Textbody" style:default-outline-level="2">
      <style:paragraph-properties fo:margin-top="0in" fo:margin-bottom="0in" fo:line-height="200%"/>
      <style:text-properties fo:font-weight="bold" style:font-weight-asian="bold"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in" fo:margin-bottom="0in" fo:line-height="200%" fo:text-indent="0.5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fo:margin-left="0.2993in">
        <style:tab-stops/>
      </style:paragraph-properties>
      <style:text-properties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margin-top="0.0833in" fo:margin-bottom="0.0416in" fo:margin-left="0.2993in">
        <style:tab-stops/>
      </style:paragraph-properties>
      <style:text-properties fo:font-weight="bold" style:font-weight-asian="bold" style:font-weight-complex="bold" fo:font-style="italic" style:font-style-asian="italic" fo:font-size="12pt" style:font-size-asian="12pt"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language="es" fo:country="CO"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line-height="200%" fo:text-indent="0.5in"/>
      <style:text-properties fo:font-size="10.5pt" style:font-size-asian="10.5pt"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style:font-name="Open Sans" style:font-name-asian="Open Sans" style:font-name-complex="Open San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ibliographyHeading" style:display-name="Bibliography Heading" style:family="paragraph" style:parent-style-name="Heading">
      <style:paragraph-properties text:number-lines="false" fo:text-align="center" fo:margin-top="0in" fo:margin-bottom="0.1965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line-height="200%" fo:margin-left="0.5in" fo:text-indent="-0.5in">
        <style:tab-stops>
          <style:tab-stop style:type="right" style:leader-style="dotted" style:leader-text="." style:position="6.693in"/>
        </style:tab-stops>
      </style:paragraph-properties>
      <style:text-properties fo:hyphenate="false"/>
    </style:style>
    <style:style style:name="Quotations" style:display-name="Quotations" style:family="paragraph" style:parent-style-name="Standard">
      <style:paragraph-properties fo:line-height="200%" fo:margin-left="0.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Textbody">
      <style:paragraph-properties text:number-lines="false"/>
      <style:text-properties style:font-name="Arial" style:font-name-asian="Arial" style:font-name-complex="Arial"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extbodyindent" style:display-name="Text body indent" style:family="paragraph" style:parent-style-name="Textbody">
      <style:paragraph-properties fo:margin-left="0.1965in" fo:text-indent="0in">
        <style:tab-stops/>
      </style:paragraph-properties>
      <style:text-properties fo:hyphenate="false"/>
    </style:style>
    <style:style style:name="AbstractBodyReferencesHeader" style:display-name="Abstract;Body;&amp; References Header" style:family="paragraph" style:parent-style-name="Textbody" style:next-style-name="Textbody">
      <style:paragraph-properties fo:text-align="center" fo:text-indent="0in"/>
      <style:text-properties fo:hyphenate="false"/>
    </style:style>
    <style:style style:name="Text" style:display-name="Text" style:family="paragraph" style:parent-style-name="Descripción">
      <style:text-properties fo:hyphenate="false"/>
    </style:style>
    <style:style style:name="Keywords" style:display-name="Keywords" style:family="paragraph" style:parent-style-name="Textbody">
      <style:text-properties fo:hyphenate="false"/>
    </style:style>
    <style:style style:name="Illustration" style:display-name="Illustration" style:family="paragraph" style:parent-style-name="Descripción">
      <style:text-properties style:font-name="Liberation Sans" style:font-name-asian="Liberation Sans" style:font-name-complex="Liberation Sans" fo:font-style="normal" style:font-style-asian="normal" fo:hyphenate="false"/>
    </style:style>
    <style:style style:name="Titlepage" style:display-name="Title page" style:family="paragraph" style:parent-style-name="Textbody">
      <style:paragraph-properties fo:text-align="center" fo:text-indent="0in"/>
      <style:text-properties fo:hyphenate="false"/>
    </style:style>
    <style:style style:name="AbstractParagraph" style:display-name="Abstract Paragraph" style:family="paragraph" style:parent-style-name="Textbody">
      <style:paragraph-properties fo:text-indent="0in"/>
      <style:text-properties fo:hyphenate="false"/>
    </style:style>
    <style:style style:name="Firstlineindent" style:display-name="First line indent" style:family="paragraph" style:parent-style-name="Textbody">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Énfasis" style:display-name="Énfasis" style:family="text">
      <style:text-properties fo:font-style="italic" style:font-style-asian="italic" style:font-style-complex="itali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DropCaps" style:display-name="Drop Caps" style:family="text"/>
    <style:style style:name="Keywords-italic" style:display-name="Keywords - italic" style:family="text">
      <style:text-properties fo:font-style="italic" style:font-style-asian="italic" fo:font-size="10.5pt" style:font-size-asian="10.5pt"/>
    </style:style>
    <style:style style:name="BooktitleJournalMagazineorNewspaper" style:display-name="Booktitle;Journal;Magazine or Newspaper" style:family="text">
      <style:text-properties fo:font-style="italic" style:font-style-asian="italic" fo:font-size="10.5pt" style:font-size-asian="10.5pt"/>
    </style:style>
    <style:style style:name="Teletype" style:display-name="Teletype" style:family="text">
      <style:text-properties style:font-name="Courier New" style:font-name-asian="NSimSun" style:font-name-complex="Courier New"/>
    </style:style>
    <style:style style:name="NumberingSymbols" style:display-name="Numbering Symbols" style:family="text"/>
    <style:style style:name="Párrafodelista" style:display-name="Párrafo de lista" style:family="paragraph" style:parent-style-name="Normal">
      <style:paragraph-properties fo:margin-left="0.5in">
        <style:tab-stops/>
      </style:paragraph-properties>
      <style:text-properties style:font-size-complex="10.5pt" fo:hyphenate="false"/>
    </style:style>
    <style:style style:name="Título2Car" style:display-name="Título 2 Car" style:family="text" style:parent-style-name="Fuentedepárrafopredeter.">
      <style:text-properties style:font-name-asian="Microsoft YaHei" fo:font-weight="bold" style:font-weight-asian="bold" style:font-weight-complex="bold" style:font-size-complex="14pt"/>
    </style:style>
    <style:style style:name="Título3Car" style:display-name="Título 3 Car" style:family="text" style:parent-style-name="Fuentedepárrafopredeter.">
      <style:text-properties style:font-name-asian="Microsoft YaHei" fo:font-weight="bold" style:font-weight-asian="bold" style:font-weight-complex="bold"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918in" text:min-label-width="0.25in" text:list-level-position-and-space-mode="label-alignment">
          <style:list-level-label-alignment text:label-followed-by="listtab" fo:margin-left="-0.668in" fo:text-indent="-0.25in"/>
        </style:list-level-properties>
        <style:text-properties style:font-name="Symbol"/>
      </text:list-level-style-bullet>
      <text:list-level-style-bullet text:level="2" text:style-name="WW_CharLFO3LVL2" text:bullet-char="o">
        <style:list-level-properties text:space-before="-0.418in" text:min-label-width="0.25in" text:list-level-position-and-space-mode="label-alignment">
          <style:list-level-label-alignment text:label-followed-by="listtab" fo:margin-left="-0.168in" fo:text-indent="-0.25in"/>
        </style:list-level-properties>
        <style:text-properties style:font-name="Courier New"/>
      </text:list-level-style-bullet>
      <text:list-level-style-bullet text:level="3" text:style-name="WW_CharLFO3LVL3" text:bullet-char="">
        <style:list-level-properties text:space-before="0.0819in" text:min-label-width="0.25in" text:list-level-position-and-space-mode="label-alignment">
          <style:list-level-label-alignment text:label-followed-by="listtab" fo:margin-left="0.3319in" fo:text-indent="-0.25in"/>
        </style:list-level-properties>
        <style:text-properties style:font-name="Wingdings"/>
      </text:list-level-style-bullet>
      <text:list-level-style-bullet text:level="4" text:style-name="WW_CharLFO3LVL4" text:bullet-char="">
        <style:list-level-properties text:space-before="0.5819in" text:min-label-width="0.25in" text:list-level-position-and-space-mode="label-alignment">
          <style:list-level-label-alignment text:label-followed-by="listtab" fo:margin-left="0.8319in" fo:text-indent="-0.25in"/>
        </style:list-level-properties>
        <style:text-properties style:font-name="Symbol"/>
      </text:list-level-style-bullet>
      <text:list-level-style-bullet text:level="5" text:style-name="WW_CharLFO3LVL5" text:bullet-char="o">
        <style:list-level-properties text:space-before="1.0819in" text:min-label-width="0.25in" text:list-level-position-and-space-mode="label-alignment">
          <style:list-level-label-alignment text:label-followed-by="listtab" fo:margin-left="1.3319in" fo:text-indent="-0.25in"/>
        </style:list-level-properties>
        <style:text-properties style:font-name="Courier New"/>
      </text:list-level-style-bullet>
      <text:list-level-style-bullet text:level="6" text:style-name="WW_CharLFO3LVL6" text:bullet-char="">
        <style:list-level-properties text:space-before="1.5819in" text:min-label-width="0.25in" text:list-level-position-and-space-mode="label-alignment">
          <style:list-level-label-alignment text:label-followed-by="listtab" fo:margin-left="1.8319in" fo:text-indent="-0.25in"/>
        </style:list-level-properties>
        <style:text-properties style:font-name="Wingdings"/>
      </text:list-level-style-bullet>
      <text:list-level-style-bullet text:level="7" text:style-name="WW_CharLFO3LVL7" text:bullet-char="">
        <style:list-level-properties text:space-before="2.0819in" text:min-label-width="0.25in" text:list-level-position-and-space-mode="label-alignment">
          <style:list-level-label-alignment text:label-followed-by="listtab" fo:margin-left="2.3319in" fo:text-indent="-0.25in"/>
        </style:list-level-properties>
        <style:text-properties style:font-name="Symbol"/>
      </text:list-level-style-bullet>
      <text:list-level-style-bullet text:level="8" text:style-name="WW_CharLFO3LVL8" text:bullet-char="o">
        <style:list-level-properties text:space-before="2.5819in" text:min-label-width="0.25in" text:list-level-position-and-space-mode="label-alignment">
          <style:list-level-label-alignment text:label-followed-by="listtab" fo:margin-left="2.8319in" fo:text-indent="-0.25in"/>
        </style:list-level-properties>
        <style:text-properties style:font-name="Courier New"/>
      </text:list-level-style-bullet>
      <text:list-level-style-bullet text:level="9" text:style-name="WW_CharLFO3LVL9" text:bullet-char="">
        <style:list-level-properties text:space-before="3.0819in" text:min-label-width="0.25in" text:list-level-position-and-space-mode="label-alignment">
          <style:list-level-label-alignment text:label-followed-by="listtab" fo:margin-left="3.3319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1805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imie Veale</meta:initial-creator>
    <dc:creator>KELLY STEFANIA TOBON MONTOYA</dc:creator>
    <meta:creation-date>2015-02-20T16:14:00Z</meta:creation-date>
    <dc:date>2020-10-21T02:55:00Z</dc:date>
    <meta:template xlink:href="Normal.dotm" xlink:type="simple"/>
    <meta:editing-cycles>16</meta:editing-cycles>
    <meta:editing-duration>PT8580S</meta:editing-duration>
    <meta:document-statistic meta:page-count="7" meta:paragraph-count="17" meta:word-count="1319" meta:character-count="8562" meta:row-count="60" meta:non-whitespace-character-count="7260"/>
  </office:meta>
</office:document-meta>
</file>